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xi sans" svg:font-family="'Luxi sans'" style:font-family-generic="swis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Text_20_body">
      <style:text-properties style:font-name="Times New Roman"/>
    </style:style>
    <style:style style:name="P6" style:family="paragraph" style:parent-style-name="Heading" style:list-style-name="L1"/>
    <style:style style:name="P7" style:family="paragraph" style:parent-style-name="Heading" style:list-style-name="L1">
      <style:text-properties fo:language="en" fo:country="GB"/>
    </style:style>
    <style:style style:name="P8" style:family="paragraph" style:parent-style-name="Heading" style:list-style-name="L1">
      <style:paragraph-properties fo:break-before="page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Times New Roman" fo:language="en" fo:country="GB" style:text-underline-style="solid" style:text-underline-width="auto" style:text-underline-color="font-color"/>
    </style:style>
    <style:style style:name="P10" style:family="paragraph" style:parent-style-name="Standard" style:list-style-name="L2">
      <style:paragraph-properties fo:text-align="start" style:justify-single-word="false"/>
      <style:text-properties style:font-name="Times New Roman" fo:font-size="12pt" fo:language="en" fo:country="GB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P12" style:family="paragraph" style:parent-style-name="Standard" style:list-style-name="L4">
      <style:paragraph-properties fo:text-align="justify" style:justify-single-word="false" style:text-autospace="none"/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P13" style:family="paragraph" style:parent-style-name="Standard">
      <style:paragraph-properties style:text-autospace="non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14" style:family="paragraph" style:parent-style-name="Standard">
      <style:paragraph-properties fo:text-align="justify" style:justify-single-word="false" style:text-autospace="none"/>
      <style:text-properties style:font-name="Times New Roman" fo:font-size="5pt" fo:language="en" fo:country="GB" style:font-name-asian="Courier New" style:font-size-asian="5pt" style:font-name-complex="Courier New" style:font-size-complex="5pt"/>
    </style:style>
    <style:style style:name="P15" style:family="paragraph" style:parent-style-name="Standard" style:list-style-name="L3"/>
    <style:style style:name="P16" style:family="paragraph" style:parent-style-name="Standard">
      <style:paragraph-properties fo:text-align="justify" style:justify-single-word="false"/>
      <style:text-properties fo:language="en" fo:country="GB"/>
    </style:style>
    <style:style style:name="P17" style:family="paragraph" style:parent-style-name="Standard">
      <style:paragraph-properties fo:text-align="start" style:justify-single-word="false"/>
      <style:text-properties style:font-name="Courier New" fo:font-size="10pt" fo:language="en" fo:country="GB" style:font-name-asian="Courier New" style:font-size-asian="10pt" style:font-name-complex="Courier New" style:font-size-complex="10pt"/>
    </style:style>
    <style:style style:name="P18" style:family="paragraph" style:parent-style-name="Standard">
      <style:paragraph-properties fo:text-align="start" style:justify-single-word="false" style:text-autospace="none"/>
      <style:text-properties style:font-name="Courier New" fo:font-size="10pt" fo:language="en" fo:country="GB" style:font-name-asian="Courier New" style:font-size-asian="10pt" style:font-name-complex="Courier New" style:font-size-complex="10pt"/>
    </style:style>
    <style:style style:name="P19" style:family="paragraph" style:parent-style-name="Standard">
      <style:paragraph-properties style:text-autospace="none"/>
      <style:text-properties style:font-name="Courier New" fo:font-size="10pt" fo:language="en" fo:country="GB" style:font-name-asian="Courier New" style:font-size-asian="10pt" style:font-name-complex="Courier New" style:font-size-complex="10pt"/>
    </style:style>
    <style:style style:name="P20" style:family="paragraph" style:parent-style-name="Standard">
      <style:text-properties style:font-name="Courier New" fo:font-size="10pt" style:font-size-asian="10pt" style:font-size-complex="10pt"/>
    </style:style>
    <style:style style:name="P21" style:family="paragraph" style:parent-style-name="Standard">
      <style:paragraph-properties fo:text-align="justify" style:justify-single-word="false"/>
    </style:style>
    <style:style style:name="P22" style:family="paragraph" style:parent-style-name="Standard" style:list-style-name="L6"/>
    <style:style style:name="P23" style:family="paragraph" style:parent-style-name="Standard">
      <style:text-properties fo:font-size="5pt" style:font-size-asian="5pt" style:font-size-complex="5pt"/>
    </style:style>
    <style:style style:name="P24" style:family="paragraph" style:parent-style-name="Standard" style:list-style-name="L14"/>
    <style:style style:name="P25" style:family="paragraph" style:parent-style-name="Standard" style:list-style-name="L15">
      <style:paragraph-properties style:text-autospace="none"/>
    </style:style>
    <style:style style:name="P26" style:family="paragraph" style:parent-style-name="Heading_20_2" style:list-style-name="L1"/>
    <style:style style:name="P27" style:family="paragraph" style:parent-style-name="Heading_20_2" style:list-style-name="L1">
      <style:text-properties fo:font-size="14pt" fo:language="en" fo:country="GB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Heading_20_2" style:list-style-name="L1">
      <style:text-properties fo:language="en" fo:country="GB"/>
    </style:style>
    <style:style style:name="P29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0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1" style:family="paragraph" style:parent-style-name="Text_20_body" style:list-style-name="L5"/>
    <style:style style:name="P32" style:family="paragraph" style:parent-style-name="Text_20_body"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33" style:family="paragraph" style:parent-style-name="Text_20_body">
      <style:paragraph-properties fo:text-align="justify" style:justify-single-word="false"/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P34" style:family="paragraph"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language="en" fo:country="GB" style:font-name-asian="Courier New" style:font-size-asian="12pt" style:font-name-complex="Courier New" style:font-size-complex="12pt"/>
    </style:style>
    <style:style style:name="T3" style:family="text">
      <style:text-properties style:font-name="Times New Roman" fo:font-size="12pt" fo:language="en" fo:country="GB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" style:family="text">
      <style:text-properties style:font-name="Times New Roman" fo:font-size="12pt" fo:language="en" fo:country="GB" fo:font-weight="normal" style:font-name-asian="Courier New" style:font-size-asian="12pt" style:font-weight-asian="normal" style:font-name-complex="Courier New" style:font-size-complex="12pt" style:font-weight-complex="normal"/>
    </style:style>
    <style:style style:name="T5" style:family="text">
      <style:text-properties style:font-name="Times New Roman" fo:font-size="12pt" fo:language="en" fo:country="GB" style:text-underline-style="none" fo:font-weight="normal" style:font-name-asian="Courier New" style:font-size-asian="12pt" style:font-weight-asian="normal" style:font-name-complex="Courier New" style:font-size-complex="12pt" style:font-weight-complex="normal"/>
    </style:style>
    <style:style style:name="T6" style:family="text">
      <style:text-properties style:font-name="Times New Roman" fo:font-size="12pt" fo:language="fr" fo:country="FR" style:font-name-asian="Courier New" style:font-size-asian="12pt" style:font-name-complex="Courier New" style:font-size-complex="12pt"/>
    </style:style>
    <style:style style:name="T7" style:family="text">
      <style:text-properties style:font-name="Times New Roman" fo:font-weight="bold"/>
    </style:style>
    <style:style style:name="T8" style:family="text">
      <style:text-properties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language="en" fo:country="GB"/>
    </style:style>
    <style:style style:name="T11" style:family="text">
      <style:text-properties fo:language="en" fo:country="GB" style:text-underline-style="none"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1" text:display-levels="2">
        <style:list-level-properties text:space-before="1.27cm" text:min-label-width="0.635cm"/>
      </text:list-level-style-number>
      <text:list-level-style-number text:level="3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style:num-suffix="." text:bullet-char="•">
        <style:list-level-properties text:space-before="0.771cm" text:min-label-width="0.499cm"/>
        <style:text-properties fo:font-family="Star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25cm" draw:marker-start-width="0.381cm" draw:marker-end-width="0.38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ow to install MPTK binary file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SUMMARY</text:p>
      <text:p text:style-name="P3"/>
      <text:p text:style-name="P4">Read this document to learn how to install the Matching Pursuit Tool Kit binary files on Unix platforms and MAC OS X.</text:p>
      <text:p text:style-name="P4"/>
      <text:p text:style-name="P4"/>
      <text:p text:style-name="P4"/>
      <text:p text:style-name="P4"/>
      <text:p text:style-name="P4"/>
      <text:p text:style-name="P4"/>
      <text:p text:style-name="P1"/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LAYOU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LAYOUT</text:p>
          </text:index-title>
          <text:p text:style-name="P30"><text:s/>1.Getting started<text:tab/>2</text:p>
          <text:p text:style-name="P29"><text:s/>1.1.Required tools<text:tab/>2</text:p>
          <text:p text:style-name="P29"><text:s/>1.2.Required package<text:tab/>2</text:p>
          <text:p text:style-name="P30"><text:s/>2.Basic installation<text:tab/>2</text:p>
          <text:p text:style-name="P29"><text:s/>2.1.Installation procedure<text:tab/>2</text:p>
          <text:p text:style-name="P29"><text:s/>2.2.Composition of the archive<text:tab/>2</text:p>
          <text:p text:style-name="P29"><text:s/>2.3.Installation details<text:tab/>3</text:p>
          <text:p text:style-name="P30"><text:s/>3.Appendix<text:tab/>3</text:p>
          <text:p text:style-name="P29"><text:s/>3.1.Getting libsndfile<text:tab/>3</text:p>
          <text:p text:style-name="P29"><text:s/>3.2.Getting fftw<text:tab/>3</text:p>
          <text:p text:style-name="P30"><text:s/>4.Help, contact and forums<text:tab/>4</text:p>
        </text:index-body>
      </text:table-of-content>
      <text:p text:style-name="P2"/>
      <text:list xml:id="list527137026" text:style-name="L1">
        <text:list-item>
          <text:h text:style-name="P8" text:outline-level="1">G<text:span text:style-name="T10">etting started</text:span></text:h>
          <text:list>
            <text:list-item>
              <text:h text:style-name="P27" text:outline-level="2">Required tools</text:h>
            </text:list-item>
          </text:list>
        </text:list-item>
      </text:list>
      <text:list xml:id="list526362415" text:style-name="L2">
        <text:list-item>
          <text:p text:style-name="P9">Optional (if Matlab interface is needed):</text:p>
          <text:list>
            <text:list-item>
              <text:p text:style-name="P10">Matlab at least version R2006</text:p>
              <text:list>
                <text:list-item>
                  <text:p text:style-name="P10">Caution : Matlab MUST be installed in the default directory</text:p>
                  <text:list>
                    <text:list-item>
                      <text:p text:style-name="P10">For Linux : /opt or /soft</text:p>
                    </text:list-item>
                    <text:list-item>
                      <text:p text:style-name="P10">For Mac : /Applications</text:p>
                    </text:list-item>
                  </text:list>
                </text:list-item>
              </text:list>
            </text:list-item>
          </text:list>
        </text:list-item>
      </text:list>
      <text:list xml:id="list1625226213" text:continue-list="list527137026" text:style-name="L1">
        <text:list-item>
          <text:list>
            <text:list-item>
              <text:h text:style-name="P28" text:outline-level="2">Required package</text:h>
            </text:list-item>
          </text:list>
        </text:list-item>
      </text:list>
      <text:list xml:id="list392377220" text:style-name="L3">
        <text:list-item>
          <text:p text:style-name="P15"><text:span text:style-name="T10">MPTK binary files : at least version 0.5.7 (ex: “MPTK-binary-v.v.v.tar.gz”)</text:span></text:p>
        </text:list-item>
      </text:list>
      <text:list xml:id="list1272452017" text:style-name="L6">
        <text:list-item>
          <text:p text:style-name="P22"><text:span text:style-name="T2">Libsndfile: (tested with version </text:span><text:span text:style-name="T3">1</text:span><text:span text:style-name="T4">.0.21) pre compiled library </text:span><text:span text:style-name="T2">[for further informations on how to get it and where to install the file, see appendix </text:span><text:span text:style-name="T2"><text:bookmark-ref text:reference-format="number" text:ref-name="__RefNumPara__31592613"> 3.1.</text:bookmark-ref></text:span><text:span text:style-name="T2">]</text:span></text:p>
        </text:list-item>
        <text:list-item>
          <text:p text:style-name="P22"><text:span text:style-name="T2">FFTW: (tested with version 3.2.2)</text:span><text:span text:style-name="T4"> pre compiled library</text:span><text:span text:style-name="T2"> </text:span><text:span text:style-name="T3">[for further informations on how to get it and where to install the file, see appendix </text:span><text:span text:style-name="T3"><text:bookmark-ref text:reference-format="number" text:ref-name="__RefNumPara__31593513"> 3.2.</text:bookmark-ref></text:span><text:span text:style-name="T3">]</text:span></text:p>
        </text:list-item>
      </text:list>
      <text:list xml:id="list2112562476" text:continue-list="list1625226213" text:style-name="L1">
        <text:list-item>
          <text:h text:style-name="P7" text:outline-level="1">Basic installation</text:h>
          <text:list>
            <text:list-item>
              <text:h text:style-name="P26" text:outline-level="2"><text:bookmark-start text:name="__RefNumPara__31575713"/><text:span text:style-name="T10">Installation procedure</text:span><text:bookmark-end text:name="__RefNumPara__31575713"/></text:h>
            </text:list-item>
          </text:list>
        </text:list-item>
      </text:list>
      <text:p text:style-name="P16"><text:tab/>Suppose you untar MPTK-binary-v.v.v.tar.gz in directory ~/foo and you want to install MPTK binary files.</text:p>
      <text:p text:style-name="Standard">The Command list you should use will look like this:</text:p>
      <text:p text:style-name="P23"/>
      <text:p text:style-name="P17">bash-3.1$ cd ~/foo</text:p>
      <text:p text:style-name="P19">bash-3.1$ sudo ./install.sh</text:p>
      <text:p text:style-name="P18"/>
      <text:p text:style-name="P11"><text:tab/>When using the <text:span text:style-name="T9">install </text:span>command to install the binary files, the shell script performs a list of command in order to copy the binary files. In this case the lines of the console log of <text:span text:style-name="T9">install </text:span>command should be:</text:p>
      <text:p text:style-name="P14"/>
      <text:p text:style-name="P18">–- moving files...</text:p>
      <text:p text:style-name="P18">–- updating dynamic link libraries...</text:p>
      <text:p text:style-name="P18">–- purging temp files...</text:p>
      <text:p text:style-name="P18">–- MPTK has extracted itself.</text:p>
      <text:list xml:id="list123021412" text:continue-numbering="true" text:style-name="L1">
        <text:list-item>
          <text:list>
            <text:list-item>
              <text:h text:style-name="P26" text:outline-level="2"><text:span text:style-name="T10">Composition of the archive</text:span></text:h>
            </text:list-item>
          </text:list>
        </text:list-item>
      </text:list>
      <text:p text:style-name="P21"><text:span text:style-name="T2">The MPTK-binary-v.v.v.tar.gz archive contains several files and directory:</text:span></text:p>
      <text:list xml:id="list1213550558" text:style-name="L4">
        <text:list-item>
          <text:p text:style-name="P12">“bin” <text:s/>is the directory containing the MPTK executables</text:p>
        </text:list-item>
        <text:list-item>
          <text:p text:style-name="P12">“include” is the directory containing the MPTK header file « mptk.h »</text:p>
        </text:list-item>
        <text:list-item>
          <text:p text:style-name="P12">“lib” is the directory containing the useful libraries for MPTK functioning</text:p>
        </text:list-item>
        <text:list-item>
          <text:p text:style-name="P12">“mptk” is the directory containing the functionalities for MPTK</text:p>
          <text:list>
            <text:list-item>
              <text:p text:style-name="P12">“matlab” is the directory containing matlab interface for MPTK</text:p>
            </text:list-item>
            <text:list-item>
              <text:p text:style-name="P12">“plugins” is the directory containing plugins for MPTK</text:p>
            </text:list-item>
            <text:list-item>
              <text:p text:style-name="P12">“reference” is the directory containing MPTK reference objects</text:p>
            </text:list-item>
            <text:list-item>
              <text:p text:style-name="P12">“path.xml” is an xml file describing the path of reference and plugins tools</text:p>
            </text:list-item>
          </text:list>
        </text:list-item>
        <text:list-item>
          <text:p text:style-name="P12"><text:span text:style-name="T10">“install.sh” is a shell script allowing to install MPTK files</text:span></text:p>
        </text:list-item>
      </text:list>
      <text:list xml:id="list374226201" text:continue-list="list123021412" text:style-name="L1">
        <text:list-item>
          <text:list>
            <text:list-item>
              <text:h text:style-name="P26" text:outline-level="2"><text:soft-page-break/><text:span text:style-name="T10">Installation details</text:span></text:h>
            </text:list-item>
          </text:list>
        </text:list-item>
      </text:list>
      <text:p text:style-name="P21"><text:span text:style-name="T2"><text:tab/>When using the procedure described on paragraph </text:span><text:span text:style-name="T2"><text:bookmark-ref text:reference-format="number" text:ref-name="__RefNumPara__31575713"> 2.1.</text:bookmark-ref></text:span><text:span text:style-name="T2"> the install script copies all the files situated on the archive directory to “/usr/local/”</text:span></text:p>
      <text:list xml:id="list420264922" text:continue-numbering="true" text:style-name="L1">
        <text:list-item>
          <text:h text:style-name="P6" text:outline-level="1"><text:span text:style-name="T10">Appendix</text:span></text:h>
          <text:list>
            <text:list-item>
              <text:h text:style-name="P26" text:outline-level="2"><text:bookmark-start text:name="__RefNumPara__31592613"/><text:span text:style-name="T10">Getting libsndfile</text:span><text:bookmark-end text:name="__RefNumPara__31592613"/></text:h>
            </text:list-item>
          </text:list>
        </text:list-item>
      </text:list>
      <text:p text:style-name="P21"><text:tab/>Libsndfile is a C library for reading and writing files containing sampled sound (such as MS Windows WAV and the Apple/SGI AIFF format) through one standard library interface. It is released in source code format under the <text:a xlink:type="simple" xlink:href="http://www.gnu.org/copyleft/lesser.html">Gnu Lesser General Public License</text:a>. </text:p>
      <text:p text:style-name="P21">This library can be downloaded either through the web (for example via Mega-Nerd website) or in the “relased files” section of the MPTK Gforge:</text:p>
      <text:list xml:id="list2138431929" text:style-name="L14">
        <text:list-item>
          <text:p text:style-name="P24"><text:a xlink:type="simple" xlink:href="http://www.mega-nerd.com/libsndfile/"><text:span text:style-name="T11">http://www.mega-nerd.com/libsndfile/</text:span></text:a></text:p>
        </text:list-item>
        <text:list-item>
          <text:p text:style-name="P24"><text:a xlink:type="simple" xlink:href="http://mptk.gforge.inria.fr/"><text:span text:style-name="T5">http://mptk.gforge.inria.fr/</text:span></text:a></text:p>
        </text:list-item>
      </text:list>
      <text:p text:style-name="P32"><text:tab/>Install this package on your computer using the instructions given on this web site will be easy an will yield the following sequence of commands after unzipping the package:</text:p>
      <text:p text:style-name="P20">./configure [options]</text:p>
      <text:p text:style-name="P20">make</text:p>
      <text:p text:style-name="P20"><text:span text:style-name="T10">make install </text:span></text:p>
      <text:list xml:id="list1098935849" text:continue-list="list420264922" text:style-name="L1">
        <text:list-item>
          <text:list>
            <text:list-item>
              <text:h text:style-name="P26" text:outline-level="2"><text:bookmark-start text:name="__RefNumPara__31593513"/><text:span text:style-name="T10">Getting fftw</text:span><text:bookmark-end text:name="__RefNumPara__31593513"/></text:h>
            </text:list-item>
          </text:list>
        </text:list-item>
      </text:list>
      <text:p text:style-name="P21"><text:span text:style-name="T10"><text:tab/></text:span><text:span text:style-name="T6">FFTW is a C subroutine library for computing the discrete Fourier transform (DFT) in one or more dimensions, of arbitrary input size, and of both real and complex data (as well as of even/odd data, i.e. the discrete cosine/sine transforms or DCT/DST). </text:span></text:p>
      <text:p text:style-name="P13"/>
      <text:p text:style-name="Standard"><text:tab/>This library can be downloaded either through the web or in the “relased files” section of the MPTK Gforge:</text:p>
      <text:list xml:id="list618725642" text:style-name="L15">
        <text:list-item>
          <text:p text:style-name="P25"><text:a xlink:type="simple" xlink:href="http://www.fftw.org/install/windows.html"><text:span text:style-name="T2">http://www.fftw.org/install/windows.html</text:span></text:a></text:p>
        </text:list-item>
        <text:list-item>
          <text:p text:style-name="P25"><text:a xlink:type="simple" xlink:href="http://mptk.gforge.inria.fr/"><text:span text:style-name="T2">http://mptk.gforge.inria.fr/</text:span></text:a></text:p>
        </text:list-item>
      </text:list>
      <text:p text:style-name="P13"/>
      <text:p text:style-name="P33"><text:tab/>Install this package on your computer using the instructions given on this web site will be easy an will yield the following sequence of commands after unzipping the package:</text:p>
      <text:p text:style-name="P20">./configure [options]</text:p>
      <text:p text:style-name="P20">make</text:p>
      <text:p text:style-name="P20">make install</text:p>
      <text:p text:style-name="P20"/>
      <text:list xml:id="list88073074" text:continue-list="list1098935849" text:style-name="L1">
        <text:list-item>
          <text:h text:style-name="P8" text:outline-level="1">Help, contact and forums</text:h>
        </text:list-item>
      </text:list>
      <text:p text:style-name="Text_20_body"/>
      <text:p text:style-name="P5">If you need help with the software: </text:p>
      <text:list xml:id="list796443055" text:style-name="L5">
        <text:list-item>
          <text:p text:style-name="P31"><text:span text:style-name="T1">check if a more recent </text:span><text:a xlink:type="simple" xlink:href="http://gforge.inria.fr/project/showfiles.php?group_id=36"><text:span text:style-name="T7">release</text:span></text:a><text:span text:style-name="T1"> fixes your problem; </text:span></text:p>
        </text:list-item>
        <text:list-item>
          <text:p text:style-name="P31"><text:span text:style-name="T1">if not, use the </text:span><text:a xlink:type="simple" xlink:href="http://gforge.inria.fr/forum/forum.php?forum_id=109"><text:span text:style-name="T7">Help forum</text:span></text:a><text:span text:style-name="T1"> to ask questions. </text:span></text:p>
        </text:list-item>
      </text:list>
      <text:p text:style-name="P5"/>
      <text:p text:style-name="Text_20_body"><text:span text:style-name="T1">Other </text:span><text:a xlink:type="simple" xlink:href="http://gforge.inria.fr/forum/?group_id=36"><text:span text:style-name="T7">Forums</text:span></text:a><text:span text:style-name="T1"> are available for open discussions about the Matching Pursuit algorithm and its MPTK implementation. </text:span></text:p>
      <text:p text:style-name="Text_20_body"><text:span text:style-name="T1">Some articles exposing scientific results related to MPTK are available in PDF format through the </text:span><text:a xlink:type="simple" xlink:href="http://gforge.inria.fr/project/showfiles.php?group_id=36"><text:span text:style-name="T7">Released Files</text:span></text:a><text:span text:style-name="T1"> page. </text:span></text:p>
      <text:p text:style-name="P5"/>
      <text:p text:style-name="P5">If you want specific informations, or if you want to communicate privately with us, please write to</text:p>
      <text:p text:style-name="Text_20_body"><text:a xlink:type="simple" xlink:href="mailto:matching.pursuit@irisa.fr"><text:span text:style-name="T1">matching.pursuit@irisa.fr</text:span></text:a><text:span text:style-name="T1">.</text:span></text:p>
      <text:p text:style-name="P5"/>
      <text:p text:style-name="Text_20_body"><text:span text:style-name="T1">Request for help sent to this address won't be answered. Please use the </text:span><text:a xlink:type="simple" xlink:href="http://gforge.inria.fr/forum/forum.php?forum_id=109"><text:span text:style-name="T7">Help forum</text:span></text:a><text:span text:style-name="T1"> instead.</text:span></text:p>
      <text:p text:style-name="P5"/>
      <text:p text:style-name="Text_20_body"><text:span text:style-name="T8">Thank you for your interest in The Matching Pursuit ToolKit !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Luxi sans" svg:font-family="'Luxi sans'" style:font-family-generic="swiss"/>
    <style:font-face style:name="Courier New" svg:font-family="'Courier New'" style:font-family-generic="modern" style:font-pitch="fixed"/>
    <style:font-face style:name="Luxi Sans1" svg:font-family="'Luxi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Luxi Sans" svg:font-family="'Luxi Sans'" style:font-family-generic="swiss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font-name-asian="Luxi Sans1" style:font-size-asian="12pt" style:language-asian="zxx" style:country-asian="none" style:font-name-complex="Luxi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Contents_20_1" style:next-style-name="Text_20_body" style:default-outline-level="1" style:list-style-name="Outline" style:class="text" style:master-page-name="">
      <style:paragraph-properties fo:margin-top="0.423cm" fo:margin-bottom="0.212cm" style:page-number="auto" fo:keep-with-next="always"/>
      <style:text-properties style:font-name="Luxi Sans" fo:font-size="14pt" style:font-name-asian="Luxi Sans1" style:font-size-asian="14pt" style:font-name-complex="Luxi Sans1" style:font-size-complex="14pt"/>
    </style:style>
    <style:style style:name="Heading_20_1" style:display-name="Heading 1" style:family="paragraph" style:parent-style-name="Heading" style:next-style-name="Text_20_body" style:default-outline-level="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style:font-name="Nimbus Roman No9 L" fo:font-size="14pt" fo:font-weight="bold" style:font-name-asian="Luxi Sans1" style:font-size-asian="14pt" style:font-weight-asian="bold" style:font-name-complex="Luxi Sans1" style:font-size-complex="14pt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left="1.27cm" fo:margin-right="0cm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left="1.27cm" fo:margin-right="0cm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left="1.27cm" fo:margin-right="0cm" fo:text-indent="0cm" style:auto-text-indent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T1" style:family="text"/>
    <style:style style:name="Mgr1" style:family="graphic">
      <style:graphic-properties svg:stroke-width="0.025cm" draw:marker-start-width="0.381cm" draw:marker-end-width="0.381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line text:anchor-type="paragraph" draw:z-index="3" draw:style-name="Mgr1" draw:text-style-name="MP1" svg:x1="0.026cm" svg:y1="0.545cm" svg:x2="16.929cm" svg:y2="0.545cm"><text:p/></draw:line><text:initial-creator/>LE BOULCH Ronan <text:s text:c="15"/><text:tab/> <text:s text:c="65"/><text:a xlink:type="simple" xlink:href="http://www.irisa.fr/">IRISA</text:a> – <text:a xlink:type="simple" xlink:href="http://www.irisa.fr/metiss/">METISS Project</text:a></text:p>
      </style:header>
      <style:footer>
        <text:p text:style-name="Footer"><draw:line text:anchor-type="paragraph" draw:z-index="7" draw:style-name="Mgr1" draw:text-style-name="MP1" svg:x1="0.026cm" svg:y1="0.545cm" svg:x2="16.929cm" svg:y2="0.545cm"><text:p/></draw:line><draw:line text:anchor-type="paragraph" draw:z-index="11" draw:style-name="Mgr1" draw:text-style-name="MP1" svg:x1="0.007cm" svg:y1="-0.065cm" svg:x2="16.91cm" svg:y2="-0.065cm"><text:p/></draw:line><text:subject>ODL MPTK</text:subject> <text:s text:c="49"/><text:date style:data-style-name="N37" text:date-value="2010-04-13T11:54:27.99">13/04/10</text:date> <text:s text:c="65"/><text:page-number text:select-page="current">3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Eclipse-en-V3</dc:title>
    <dc:subject>ODL MPTK</dc:subject>
    <meta:creation-date>2006-10-19T14:44:25</meta:creation-date>
    <dc:creator>Ronan Le Boulch</dc:creator>
    <dc:date>2010-04-13T11:54:28</dc:date>
    <dc:language>en-GB</dc:language>
    <meta:editing-cycles>147</meta:editing-cycles>
    <meta:editing-duration>PT43H20M23S</meta:editing-duration>
    <meta:document-statistic meta:table-count="0" meta:image-count="0" meta:object-count="0" meta:page-count="4" meta:paragraph-count="81" meta:word-count="752" meta:character-count="4780"/>
    <meta:user-defined meta:name="Info 1"/>
    <meta:user-defined meta:name="Info 2"/>
    <meta:user-defined meta:name="Info 3"/>
    <meta:user-defined meta:name="Info 4"/>
  </office:meta>
</office:document-meta>
</file>